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style:style>
    <style:style style:name="P3" style:family="paragraph" style:parent-style-name="Text_20_body" style:list-style-name="L1">
      <style:paragraph-properties fo:margin-top="0in" fo:margin-bottom="0in"/>
    </style:style>
    <style:style style:name="P4" style:family="paragraph" style:parent-style-name="Preformatted_20_Text">
      <style:paragraph-properties fo:margin-top="0in" fo:margin-bottom="0.1965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Casting"/>Casting</text:h>
      <text:p text:style-name="P2"><text:bookmark text:name="Casting__button"/>▶ </text:p>
      <text:p text:style-name="P2">Use C++ casts like <text:span text:style-name="Source_20_Text">static_cast&lt;&gt;()</text:span>. Do not use other cast formats like <text:span text:style-name="Source_20_Text">int y = (int)x;</text:span> or <text:span text:style-name="Source_20_Text">int y = int(x);</text:span>. </text:p>
      <text:h text:style-name="Heading_20_3" text:outline-level="3"><text:bookmark text:name="Preincrement_and_Predecrement"/>Preincrement and Predecrement</text:h>
      <text:p text:style-name="P2"><text:bookmark text:name="Preincrement_and_Predecrement__button"/>▶ </text:p>
      <text:p text:style-name="P2">Use prefix form (<text:span text:style-name="Source_20_Text">++i</text:span>) of the increment and decrement operators with iterators and other template objects. </text:p>
      <text:h text:style-name="Heading_20_3" text:outline-level="3"><text:bookmark text:name="Use_of_const"/>Use of const</text:h>
      <text:p text:style-name="P2"><text:bookmark text:name="Use_of_const__button"/>▶ </text:p>
      <text:p text:style-name="P2">We strongly recommend that you use <text:span text:style-name="Source_20_Text">const</text:span> whenever it makes sense to do so. </text:p>
      <text:h text:style-name="Heading_20_3" text:outline-level="3"><text:bookmark text:name="0_and_NULL"/>0 and NULL</text:h>
      <text:p text:style-name="P2"><text:bookmark text:name="0_and_NULL__button"/>▶ </text:p>
      <text:p text:style-name="Text_20_body">Use <text:span text:style-name="Source_20_Text">0</text:span> for integers, <text:span text:style-name="Source_20_Text">0.0</text:span> for reals, <text:span text:style-name="Source_20_Text">NULL</text:span> for pointers, and <text:span text:style-name="Source_20_Text">'\0'</text:span> for chars. </text:p>
      <text:h text:style-name="Heading_20_3" text:outline-level="3"><text:bookmark text:name="sizeof"/>sizeof</text:h>
      <text:p text:style-name="P2"><text:bookmark text:name="sizeof__button"/>▶ </text:p>
      <text:p text:style-name="P2">Use <text:span text:style-name="Source_20_Text">sizeof(</text:span><text:span text:style-name="Source_20_Text"><text:span text:style-name="Variable">varname</text:span></text:span><text:span text:style-name="Source_20_Text">)</text:span> instead of <text:span text:style-name="Source_20_Text">sizeof(</text:span><text:span text:style-name="Source_20_Text"><text:span text:style-name="Variable">type</text:span></text:span><text:span text:style-name="Source_20_Text">)</text:span> whenever possible. </text:p>
      <text:h text:style-name="Heading_20_3" text:outline-level="3"><text:bookmark text:name="General_Naming_Rules"/>General Naming Rules</text:h>
      <text:p text:style-name="P2"><text:bookmark text:name="General_Naming_Rules__button"/>▶ </text:p>
      <text:p text:style-name="P2">Function names, variable names, and filenames should be descriptive; eschew abbreviation. Types and variables should be nouns, while functions should be "command" verbs. </text:p>
      <text:h text:style-name="Heading_20_3" text:outline-level="3"><text:bookmark text:name="Variable_Names"/>Variable Names</text:h>
      <text:p text:style-name="P2"><text:bookmark text:name="Variable_Names__button"/>▶ </text:p>
      <text:p text:style-name="Text_20_body">Variable names are all lowercase, with underscores between words. Class member variables have trailing underscores. For instance: <text:span text:style-name="Source_20_Text">my_exciting_local_variable</text:span>, <text:span text:style-name="Source_20_Text">my_exciting_member_variable_</text:span>. </text:p>
      <text:h text:style-name="Heading_20_3" text:outline-level="3"><text:bookmark text:name="Constant_Names"/>Constant Names</text:h>
      <text:p text:style-name="P2"><text:bookmark text:name="Constant_Names__button"/>▶ </text:p>
      <text:p text:style-name="P2">Use a <text:span text:style-name="Source_20_Text">k</text:span> followed by mixed case: <text:span text:style-name="Source_20_Text">kDaysInAWeek</text:span>. </text:p>
      <text:p text:style-name="Text_20_body">Regular Functions </text:p>
      <text:section text:style-name="Sect1" text:name="Function_Names__body">
        <text:p text:style-name="Text_20_body">Functions should start with a capital letter and have a capital letter for each new word. No underscores. </text:p>
        <text:p text:style-name="Text_20_body">If your function crashes upon an error, you should append OrDie to the function name. This only applies to functions which could be used by production code and to errors that are reasonably likely to occur during normal operation. </text:p>
        <text:p text:style-name="Preformatted_20_Text"><text:soft-page-break/>AddTableEntry()</text:p>
        <text:p text:style-name="Preformatted_20_Text">DeleteUrl()</text:p>
        <text:p text:style-name="P4">OpenFileOrDie()</text:p>
        <text:p text:style-name="Text_20_body">Accessors and Mutators </text:p>
        <text:p text:style-name="Text_20_body">Accessors and mutators (get and set functions) should match the name of the variable they are getting and setting. This shows an excerpt of a class whose instance variable is <text:span text:style-name="Source_20_Text">num_entries_</text:span>. </text:p>
        <text:p text:style-name="Preformatted_20_Text">class MyClass {</text:p>
        <text:p text:style-name="Preformatted_20_Text"><text:s/>public:</text:p>
        <text:p text:style-name="Preformatted_20_Text"><text:s text:c="2"/>...</text:p>
        <text:p text:style-name="Preformatted_20_Text"><text:s text:c="2"/>int num_entries() const { return num_entries_; }</text:p>
        <text:p text:style-name="Preformatted_20_Text"><text:s text:c="2"/>void set_num_entries(int num_entries) { num_entries_ = num_entries; }</text:p>
        <text:p text:style-name="Preformatted_20_Text"/>
        <text:p text:style-name="Preformatted_20_Text"><text:s/>private:</text:p>
        <text:p text:style-name="Preformatted_20_Text"><text:s text:c="2"/>int num_entries_;</text:p>
        <text:p text:style-name="P4">};</text:p>
        <text:p text:style-name="Text_20_body">You may also use lowercase letters for other very short inlined functions. For example if a function were so cheap you would not cache the value if you were calling it in a loop, then lowercase naming would be acceptable. </text:p>
      </text:section>
      <text:p text:style-name="Text_20_body">Every function declaration should have comments immediately preceding it that describe what the function does and how to use it. These comments should be descriptive ("Opens the file") rather than imperative ("Open the file"); the comment describes the function, it does not tell the function what to do. In general, these comments do not describe how the function performs its task. Instead, that should be left to comments in the function definition. </text:p>
      <text:p text:style-name="Text_20_body">Types of things to mention in comments at the function declaration: </text:p>
      <text:list xml:id="list934553985" text:style-name="L1">
        <text:list-item>
          <text:p text:style-name="P3">What the inputs and outputs are. </text:p>
        </text:list-item>
        <text:list-item>
          <text:p text:style-name="P3">For class member functions: whether the object remembers reference arguments beyond the duration of the method call, and whether it will free them or not. </text:p>
        </text:list-item>
        <text:list-item>
          <text:p text:style-name="P3">If the function allocates memory that the caller must free. </text:p>
        </text:list-item>
        <text:list-item>
          <text:p text:style-name="P3">Whether any of the arguments can be <text:span text:style-name="Source_20_Text">NULL</text:span>. </text:p>
        </text:list-item>
        <text:list-item>
          <text:p text:style-name="P3">If there are any performance implications of how a function is used. </text:p>
        </text:list-item>
        <text:list-item>
          <text:p text:style-name="P1">If the function is re-entrant. What are its synchronization assumptions? </text:p>
        </text:list-item>
      </text:list>
      <text:h text:style-name="Heading_20_3" text:outline-level="3"><text:bookmark text:name="Spaces_vs._Tabs"/>Spaces vs. Tabs</text:h>
      <text:p text:style-name="P2"><text:bookmark text:name="Spaces_vs._Tabs__button"/>▶ </text:p>
      <text:p text:style-name="P2">Use only spaces, and indent 2 spaces at a ti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Source_20_Text" style:display-name="Source Text" style:family="text">
      <style:text-properties style:font-name="Liberation Mono" style:font-name-asian="Droid Sans Fallback1" style:font-name-complex="Liberation Mono"/>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na Wallin</meta:initial-creator>
    <meta:creation-date>2012-02-20T18:35:03</meta:creation-date>
    <meta:document-statistic meta:table-count="0" meta:image-count="0" meta:object-count="0" meta:page-count="2" meta:paragraph-count="52" meta:word-count="482" meta:character-count="2990" meta:non-whitespace-character-count="2524"/>
    <dc:date>2012-02-20T18:59:45</dc:date>
    <dc:creator>Christina Wallin</dc:creator>
    <meta:editing-duration>PT9M32S</meta:editing-duration>
    <meta:editing-cycles>1</meta:editing-cycles>
    <meta:generator>LibreOffice/3.4$Unix LibreOffice_project/340m1$Build-1206</meta:generator>
  </office:meta>
</office:document-meta>
</file>